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1" office:value-type="string" calcext:value-type="string">
            <text:p>ec_min</text:p>
          </table:table-cell>
          <table:table-cell table:style-name="ce1" office:value-type="string" calcext:value-type="string">
            <text:p>ec_max</text:p>
          </table:table-cell>
          <table:table-cell table:style-name="ce1" office:value-type="string" calcext:value-type="string">
            <text:p>ph_min</text:p>
          </table:table-cell>
          <table:table-cell table:style-name="ce1" office:value-type="string" calcext:value-type="string">
            <text:p>ph_max</text:p>
          </table:table-cell>
          <table:table-cell table:style-name="ce1" office:value-type="string" calcext:value-type="string">
            <text:p>prod</text:p>
          </table:table-cell>
        </table:table-row>
        <table:table-row table:style-name="ro1">
          <table:table-cell/>
          <table:table-cell office:value-type="string" calcext:value-type="string">
            <text:p>Watercress 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Watercress 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auliflower 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Cauliflower 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Artichoke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Arugula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Beetroot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Lettuce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Pea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ve</text:p>
          </table:table-cell>
        </table:table-row>
        <table:table-row table:style-name="ro1">
          <table:table-cell/>
          <table:table-cell office:value-type="string" calcext:value-type="string">
            <text:p>Salad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Rocket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Pepper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hervil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Parsley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Thyme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Arugula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hamomile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Lettuce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Nasturtium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Parsley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Pea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ve</text:p>
          </table:table-cell>
        </table:table-row>
        <table:table-row table:style-name="ro1">
          <table:table-cell/>
          <table:table-cell office:value-type="string" calcext:value-type="string">
            <text:p>Stevia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Thyme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Wheatgrass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Anise 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Lemon bal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Basi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ag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Basil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atnip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hamomile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Dill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Fennel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Lavender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Lemon Bal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Rosemary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age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Tarragon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Basil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Dandelion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Dill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Lavender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Lemon Bal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Marigold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Rosemary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age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trawberries 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ress 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Onions 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bulbe</text:p>
          </table:table-cell>
        </table:table-row>
        <table:table-row table:style-name="ro1">
          <table:table-cell/>
          <table:table-cell office:value-type="string" calcext:value-type="string">
            <text:p>African Violet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Lettuc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ilantro 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oriander 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Mustard Cres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Vietnamese Coriand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Daisy 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Mustard Green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unflower 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Sunflower 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Kale 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ilantro 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Viola 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Asparagus 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Black currant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Garlic 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bulbe</text:p>
          </table:table-cell>
        </table:table-row>
        <table:table-row table:style-name="ro1">
          <table:table-cell/>
          <table:table-cell office:value-type="string" calcext:value-type="string">
            <text:p>Hot pepper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Leeks 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Parsnip 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Red currant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Leek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Edible Flower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Pak Choi_Tatsoi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Tomatoes 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Watermelon 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5.8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Pak Choi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table:number-columns-repeated="2" office:value-type="float" office:value="7" calcext:value-type="float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Bok_Choy 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Watermelon 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5.8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arrots 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6.3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Radish 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Rhubarb 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Sweet Cor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Sweet Granadill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Ficu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Rhubar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Marjoram 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ollard Green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Kale 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Marjoram 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Radish 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Cucumber 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ucumb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anana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eans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ve</text:p>
          </table:table-cell>
        </table:table-row>
        <table:table-row table:style-name="ro1">
          <table:table-cell/>
          <table:table-cell office:value-type="string" calcext:value-type="string">
            <text:p>Bell Pepper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berry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road bea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ve</text:p>
          </table:table-cell>
        </table:table-row>
        <table:table-row table:style-name="ro1">
          <table:table-cell/>
          <table:table-cell office:value-type="string" calcext:value-type="string">
            <text:p>Celery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Chili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Pumpkin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Spinach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trawberry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Swiss chard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Turnip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Zucchini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ele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Courgettes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Marrow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pinach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hives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Oregano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Bean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ve</text:p>
          </table:table-cell>
        </table:table-row>
        <table:table-row table:style-name="ro1">
          <table:table-cell/>
          <table:table-cell office:value-type="string" calcext:value-type="string">
            <text:p>Bunching Onio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bulbe</text:p>
          </table:table-cell>
        </table:table-row>
        <table:table-row table:style-name="ro1">
          <table:table-cell/>
          <table:table-cell office:value-type="string" calcext:value-type="string">
            <text:p>Celery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Chives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ucumber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Oregano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Pumpkin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Savory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pinach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Squash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Swiss Chard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Zucchini 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Endive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5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Ginger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Melon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Okra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Pineapple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Potato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Sweet Pot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racine</text:p>
          </table:table-cell>
        </table:table-row>
        <table:table-row table:style-name="ro1">
          <table:table-cell/>
          <table:table-cell office:value-type="string" calcext:value-type="string">
            <text:p>Bea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fève</text:p>
          </table:table-cell>
        </table:table-row>
        <table:table-row table:style-name="ro1">
          <table:table-cell/>
          <table:table-cell office:value-type="string" calcext:value-type="string">
            <text:p>Carnatio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5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fleur</text:p>
          </table:table-cell>
        </table:table-row>
        <table:table-row table:style-name="ro1">
          <table:table-cell/>
          <table:table-cell office:value-type="string" calcext:value-type="string">
            <text:p>Okr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Tom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hickory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Mint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Melon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Mint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Peppers_Bell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Peppers_Hot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Tomato 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russels sprouts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abbage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Eggplant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Cabbag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Eggplant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5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russel Sprouts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Cabbage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/>
          <table:table-cell office:value-type="string" calcext:value-type="string">
            <text:p>Eggplant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roccoli 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Broccoli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tige</text:p>
          </table:table-cell>
        </table:table-row>
        <table:table-row table:style-name="ro1">
          <table:table-cell/>
          <table:table-cell office:value-type="string" calcext:value-type="string">
            <text:p>Broccoli 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tige</text:p>
          </table:table-cell>
        </table:table-row>
      </table:table>
      <table:named-expressions/>
      <table:database-ranges>
        <table:database-range table:name="__Anonymous_Sheet_DB__0" table:target-range-address="Sheet1.A1:Sheet1.G15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4:10:50.341693024</meta:creation-date>
    <dc:date>2023-11-12T15:50:38.327272796</dc:date>
    <meta:editing-duration>PT1H39M48S</meta:editing-duration>
    <meta:editing-cycles>2</meta:editing-cycles>
    <meta:generator>LibreOffice/7.6.2.1$Linux_X86_64 LibreOffice_project/60$Build-1</meta:generator>
    <meta:document-statistic meta:table-count="1" meta:cell-count="943" meta:object-count="0"/>
  </office:meta>
</office:document-meta>
</file>